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Test3_private.test_1_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umFieldTest3_private.test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FieldTest3_private.test_nu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